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85756541" text:style-name="L1">
        <text:list-item>
          <text:p text:style-name="P2">Access Key ID: </text:p>
          <text:p text:style-name="P2">AKIAIXA7XZOECMCBGQJA </text:p>
          <text:p text:style-name="P2">Secret Access Key: </text:p>
          <text:p text:style-name="P1">4jJuiqO9CZ4KBDu9y6wjLLAlxSTYNAdGlii/elJi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7:23:51.077189276</meta:creation-date>
    <dc:date>2020-07-01T17:27:06.306345787</dc:date>
    <meta:editing-duration>PT3M16S</meta:editing-duration>
    <meta:editing-cycles>1</meta:editing-cycles>
    <meta:document-statistic meta:table-count="0" meta:image-count="0" meta:object-count="0" meta:page-count="1" meta:paragraph-count="4" meta:word-count="12" meta:character-count="100" meta:non-whitespace-character-count="92"/>
    <meta:generator>LibreOffice/6.4.2.2$Linux_X86_64 LibreOffice_project/40$Build-2</meta:generator>
  </office:meta>
</office:document-meta>
</file>